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size="14pt" style:font-size-asian="14pt" style:font-size-complex="14pt"/>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1">
      <style:text-properties officeooo:paragraph-rsid="000bc8f0"/>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1" style:master-page-name="">
      <loext:graphic-properties draw:fill="none"/>
      <style:paragraph-properties fo:margin-left="-0.6cm" fo:margin-right="0cm" fo:margin-top="0cm" fo:margin-bottom="0.247cm" style:contextual-spacing="false" fo:line-height="115%" fo:text-indent="0cm" style:auto-text-indent="false" style:page-number="auto" fo:background-color="transparent"/>
      <style:text-properties fo:font-size="14pt" fo:font-weight="bold" officeooo:paragraph-rsid="000bc8f0"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rrection du devoir de compréhension écrite</text:h>
      <text:h text:style-name="Heading_20_2" text:outline-level="2">Exercice 1 : 4 points</text:h>
      <text:p text:style-name="Text_20_body"><text:span text:style-name="Strong_20_Emphasis">Qui a créé la chanson « Heart On My Sleeve » ?</text:span> La chanson a été créée par une personne connue sous le pseudonyme @ghostwriter.</text:p>
      <text:p text:style-name="Text_20_body"><text:span text:style-name="Strong_20_Emphasis">De qui parle la chanson ?</text:span> La chanson parle de Selena Gomez, une pop star et actrice.</text:p>
      <text:p text:style-name="Text_20_body"><text:span text:style-name="Strong_20_Emphasis">Qui chante ?</text:span> Ce sont des voix générées par intelligence artificielle qui imitent celles de Drake et The Weeknd.</text:p>
      <text:p text:style-name="Text_20_body"><text:span text:style-name="Strong_20_Emphasis">La chanson est-elle populaire ? (Justifiez)</text:span> Oui, la chanson est très populaire. Elle a été visionnée plus de 8,5 millions de fois sur TikTok et la version complète a été écoutée 254 000 fois sur Spotify.</text:p>
      <text:h text:style-name="Heading_20_2" text:outline-level="2">Exercice 2 : 4 points</text:h>
      <text:p text:style-name="Text_20_body"><text:span text:style-name="Strong_20_Emphasis">Les réactions des internautes sont-elles positives ou négatives ?</text:span> Les réactions des internautes sont généralement positives.</text:p>
      <text:p text:style-name="Text_20_body"><text:span text:style-name="Strong_20_Emphasis">Explique deux réactions :</text:span></text:p>
      <text:list xml:id="list3792605330" text:style-name="L1">
        <text:list-item>
          <text:p text:style-name="P2">Un auditeur a commenté : "Nous sommes vraiment dans une nouvelle ère. On ne peut même plus distinguer ce qui est authentique ou faux." </text:p>
        </text:list-item>
        <text:list-item>
          <text:p text:style-name="P3">Mckay Wrigley, un développeur d'IA, a déclaré sur Twitter que c'était "le premier exemple de musique générée par IA qui [l']a vraiment impressionné." </text:p>
          <text:p text:style-name="P6">Exercice 3 : 2 points</text:p>
        </text:list-item>
      </text:list>
      <text:p text:style-name="Text_20_body"><text:span text:style-name="Strong_20_Emphasis">La chanson est-elle techniquement parfaite ? Justifie.</text:span> Non, la chanson n'est pas techniquement parfaite. Elle a une qualité sonore brouillonne et basse, comme une démo piratée. De plus, les voix sont parfois mal articulées et présentent des défauts, qui sont probablement des artéfacts du processus d'IA.<text:line-break/><text:span text:style-name="T2">Exercice 4 : 3 points</text:span></text:p>
      <text:p text:style-name="Text_20_body"><text:span text:style-name="Strong_20_Emphasis">Pourquoi Drake et Universal Music Group (UMG) sont-ils mécontents ?</text:span> Drake et Universal Music Group sont mécontents car leurs voix et leurs musiques sont utilisées sans autorisation pour "entraîner" des logiciels d'IA. Drake a exprimé son mécontentement face au clonage de sa voix, et UMG a menacé de prendre des mesures pour protéger ses droits et ceux de ses artistes.<text:line-break/>Exercice 5 : 3 points</text:p>
      <text:p text:style-name="Text_20_body"><text:span text:style-name="Strong_20_Emphasis">Que pense David Guetta de l'IA ? D'après lui, l'IA peut-elle remplacer l'humain ?</text:span> David Guetta pense que "l'avenir de la musique est dans l'IA". Cependant, il considère que l'IA ne peut être utile que comme un "outil", comme la boîte à rythmes et l'échantillonneur avant elle. Selon lui, l'IA ne peut pas remplacer l'humain car "rien ne va remplacer le goût" et ce qui définit un artiste est son goût, ses émotions et sa façon de les exprimer en utilisant des instruments modernes.</text:p>
      <text:h text:style-name="P1" text:outline-level="2">Vocabulaire de la leçon : 4 points</text:h>
      <text:list xml:id="list916091861" text:style-name="L2">
        <text:list-item>
          <text:p text:style-name="P5"><text:span text:style-name="Strong_20_Emphasis">to solve</text:span> : résoudre </text:p>
        </text:list-item>
        <text:list-item>
          <text:p text:style-name="P5"><text:span text:style-name="Strong_20_Emphasis">consciousness</text:span> : conscience </text:p>
        </text:list-item>
        <text:list-item>
          <text:p text:style-name="P5"><text:span text:style-name="Strong_20_Emphasis">ordinateur</text:span> : computer </text:p>
        </text:list-item>
        <text:list-item>
          <text:p text:style-name="P4"><text:span text:style-name="Strong_20_Emphasis">Donne un synonyme de «capacity»</text:span> : ability/capability/faculty/skill/aptitude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57cm" fo:margin-bottom="1.247cm" fo:margin-left="1.346cm" fo:margin-right="1.136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0T09:37:12.774681035</meta:creation-date>
    <dc:date>2025-03-20T09:39:11.355896271</dc:date>
    <meta:editing-duration>PT2M1S</meta:editing-duration>
    <meta:editing-cycles>1</meta:editing-cycles>
    <meta:generator>LibreOffice/7.3.7.2$Linux_X86_64 LibreOffice_project/30$Build-2</meta:generator>
    <meta:document-statistic meta:table-count="0" meta:image-count="0" meta:object-count="0" meta:page-count="1" meta:paragraph-count="20" meta:word-count="415" meta:character-count="2454" meta:non-whitespace-character-count="2059"/>
  </office:meta>
</office:document-meta>
</file>